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2D400000111972D1CE8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350000001CED3CC4839.png"/>
  <manifest:file-entry manifest:media-type="image/png" manifest:full-path="Pictures/10000000000003170000014EE12157EB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1DA0000013190E61F74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3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3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3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3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7-09-16T13:46:42.49</dc:date>
    <dc:creator>Edward Willink</dc:creator>
    <meta:editing-duration>P17DT7H36M58S</meta:editing-duration>
    <meta:editing-cycles>10</meta:editing-cycles>
    <meta:generator>OpenOffice/4.1.3$Win32 OpenOffice.org_project/413m1$Build-9783</meta:generator>
    <meta:document-statistic meta:table-count="0" meta:image-count="51" meta:object-count="0" meta:page-count="15" meta:paragraph-count="0" meta:word-count="0" meta:character-count="0"/>
  </office:meta>
</office:document-meta>
</file>